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Font.BaseFont( int size ,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BaseFont( String face ,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Base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Font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BaseFont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Font.setFace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BaseFont( String colo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BaseFont( String face , String colo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Fon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Fon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